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artment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Parent( Departm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Test11.test_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epartment.Depart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partment.Department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artment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Children( Collection &lt; Department &gt;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Root( Department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